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13.202708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spielerErfassen(players: Spieler[]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Use-Case: Spieler erfassen und Spiel initialisie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Die Spieler werden gespeichert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office:value-type="string" table:style-name="ce1">
            <text:p>Spieleranzahl &lt; 2 oder &gt;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Spiel wurde gestart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Startspieler wird ausgewürfelt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kategorienWählen(categories: Kategorie[4]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Use-Case: Spieler erfassen und Spiel initialisie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Die gewählten Kategorien werden gemischt und in eine Queue eingefügt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office:value-type="string" table:style-name="ce1">
            <text:p>Anzahl der Kategorien muss 4 betra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Spieler wurden erfasst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Spielfeld wird aufgebaut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wuerfeln(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Use-Case: Spielzug durchfüh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Der aktuelle Spieler würfelt eine Zahl zwichen 1 und 6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Der Spieler kommt an die Reih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Der Spieler würfelt erneut, bewegt eine Figur oder der nächste Spieler ist an der Reih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chooseWissensstreiter(figur: Figu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Use-Case: Spielzug durchfüh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Der Spieler wählt die zu bewegende Figur au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office:value-type="string" table:style-name="ce1">
            <text:p>Der Spieler hat keine Figur, die er mit dem gewürfelten Ergebniss Bewegen kan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Der Spieler hat gewürfel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Der Spieler bewegt die Figu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moveWissensstreiter(figur: Figu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Use-Case: Spielzug durchfüh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Die gewählte Spielfigur wird um die Anzahl der augen fortbeweg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Der Spieler hat eine Figur ausgewähl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Der Spieler entscheidet sich für eine Kategorie oder der nächste spieler ist an der Reihe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1">
            <text:p>addWissensstreiter(spieler:Spiele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erenzen:</text:p>
          </table:table-cell>
          <table:table-cell office:value-type="string" table:style-name="ce1">
            <text:p>Use-Case: Spielzug durchführ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chreibung:</text:p>
          </table:table-cell>
          <table:table-cell office:value-type="string" table:style-name="ce1">
            <text:p>Stellt einen Wissensstreiter des Spielers auf das Schlachtfe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nahmen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orbedinungen:</text:p>
          </table:table-cell>
          <table:table-cell office:value-type="string" table:style-name="ce1">
            <text:p>Spieler muss eine 6 gewürfelt haben, noch Wissensstreiter in der Kaserne haben, und das Startfeld muss Frei se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chbedinungen:</text:p>
          </table:table-cell>
          <table:table-cell office:value-type="string" table:style-name="ce1">
            <text:p>Neue Spielfigur steht auf dem Startfeld</text:p>
          </table:table-cell>
          <table:table-cell table:number-columns-repeated="16382"/>
        </table:table-row>
        <table:table-row table:number-rows-repeated="1048535" table:style-name="ro1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li</dc:creator>
    <meta:creation-date>2009-04-16T11:32:48Z</meta:creation-date>
    <dc:date>2012-07-22T17:48:29Z</dc:date>
    <meta:editing-cycles>5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